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officeooo:rsid="000b3e3c" officeooo:paragraph-rsid="000b3e3c"/>
    </style:style>
    <style:style style:name="P2" style:family="paragraph" style:parent-style-name="Standard">
      <style:paragraph-properties fo:text-align="justify" style:justify-single-word="false"/>
      <style:text-properties officeooo:paragraph-rsid="00085bc8"/>
    </style:style>
    <style:style style:name="P3" style:family="paragraph" style:parent-style-name="Standard">
      <style:paragraph-properties fo:text-align="justify" style:justify-single-word="false"/>
      <style:text-properties officeooo:rsid="0011fcca" officeooo:paragraph-rsid="00220827"/>
    </style:style>
    <style:style style:name="P4" style:family="paragraph" style:parent-style-name="Standard">
      <style:paragraph-properties fo:text-align="justify" style:justify-single-word="false"/>
      <style:text-properties officeooo:rsid="001ff99e" officeooo:paragraph-rsid="001ff99e"/>
    </style:style>
    <style:style style:name="P5" style:family="paragraph" style:parent-style-name="Standard">
      <style:paragraph-properties fo:text-align="justify" style:justify-single-word="false">
        <style:tab-stops>
          <style:tab-stop style:position="2.5118in"/>
        </style:tab-stops>
      </style:paragraph-properties>
      <style:text-properties officeooo:rsid="00234c59" officeooo:paragraph-rsid="003279b6"/>
    </style:style>
    <style:style style:name="T1" style:family="text">
      <style:text-properties style:font-name="arial"/>
    </style:style>
    <style:style style:name="T2" style:family="text">
      <style:text-properties style:font-name="arial" officeooo:rsid="00085bc8"/>
    </style:style>
    <style:style style:name="T3" style:family="text">
      <style:text-properties style:font-name="arial" officeooo:rsid="00092d21"/>
    </style:style>
    <style:style style:name="T4" style:family="text">
      <style:text-properties style:font-name="arial" officeooo:rsid="0009d4af"/>
    </style:style>
    <style:style style:name="T5" style:family="text">
      <style:text-properties style:font-name="arial" officeooo:rsid="000b3e3c"/>
    </style:style>
    <style:style style:name="T6" style:family="text">
      <style:text-properties style:font-name="arial" officeooo:rsid="000cd13d"/>
    </style:style>
    <style:style style:name="T7" style:family="text">
      <style:text-properties style:font-name="arial" officeooo:rsid="000f0bb7"/>
    </style:style>
    <style:style style:name="T8" style:family="text">
      <style:text-properties style:font-name="arial" officeooo:rsid="0010dc60"/>
    </style:style>
    <style:style style:name="T9" style:family="text">
      <style:text-properties style:font-name="arial" officeooo:rsid="00110104"/>
    </style:style>
    <style:style style:name="T10" style:family="text">
      <style:text-properties style:font-name="arial" officeooo:rsid="0011fcca"/>
    </style:style>
    <style:style style:name="T11" style:family="text">
      <style:text-properties style:font-name="arial" officeooo:rsid="0013c094"/>
    </style:style>
    <style:style style:name="T12" style:family="text">
      <style:text-properties style:font-name="arial" officeooo:rsid="00175ad4"/>
    </style:style>
    <style:style style:name="T13" style:family="text">
      <style:text-properties style:font-name="arial" officeooo:rsid="001a1413"/>
    </style:style>
    <style:style style:name="T14" style:family="text">
      <style:text-properties style:font-name="arial" officeooo:rsid="001acf7f"/>
    </style:style>
    <style:style style:name="T15" style:family="text">
      <style:text-properties style:font-name="arial" officeooo:rsid="001be600"/>
    </style:style>
    <style:style style:name="T16" style:family="text">
      <style:text-properties style:font-name="arial" officeooo:rsid="001c090f"/>
    </style:style>
    <style:style style:name="T17" style:family="text">
      <style:text-properties style:font-name="arial" officeooo:rsid="001ca668"/>
    </style:style>
    <style:style style:name="T18" style:family="text">
      <style:text-properties style:font-name="arial" officeooo:rsid="001dab2c"/>
    </style:style>
    <style:style style:name="T19" style:family="text">
      <style:text-properties style:font-name="arial" officeooo:rsid="001f958e"/>
    </style:style>
    <style:style style:name="T20" style:family="text">
      <style:text-properties style:font-name="arial" officeooo:rsid="0020fcfb"/>
    </style:style>
    <style:style style:name="T21" style:family="text">
      <style:text-properties style:font-name="arial" officeooo:rsid="0023ca60"/>
    </style:style>
    <style:style style:name="T22" style:family="text">
      <style:text-properties style:font-name="arial" officeooo:rsid="002495af"/>
    </style:style>
    <style:style style:name="T23" style:family="text">
      <style:text-properties style:font-name="arial" officeooo:rsid="002528f9"/>
    </style:style>
    <style:style style:name="T24" style:family="text">
      <style:text-properties style:font-name="arial" officeooo:rsid="00257143"/>
    </style:style>
    <style:style style:name="T25" style:family="text">
      <style:text-properties style:font-name="arial" officeooo:rsid="0026615e"/>
    </style:style>
    <style:style style:name="T26" style:family="text">
      <style:text-properties style:font-name="arial" officeooo:rsid="00276c6b"/>
    </style:style>
    <style:style style:name="T27" style:family="text">
      <style:text-properties style:font-name="arial" officeooo:rsid="002901e5"/>
    </style:style>
    <style:style style:name="T28" style:family="text">
      <style:text-properties style:font-name="arial" officeooo:rsid="002ab222"/>
    </style:style>
    <style:style style:name="T29" style:family="text">
      <style:text-properties style:font-name="arial" officeooo:rsid="002c6b4b"/>
    </style:style>
    <style:style style:name="T30" style:family="text">
      <style:text-properties style:font-name="arial" officeooo:rsid="002dc3fc"/>
    </style:style>
    <style:style style:name="T31" style:family="text">
      <style:text-properties style:font-name="arial" officeooo:rsid="002e33dd"/>
    </style:style>
    <style:style style:name="T32" style:family="text">
      <style:text-properties style:font-name="arial" officeooo:rsid="002e4c0c"/>
    </style:style>
    <style:style style:name="T33" style:family="text">
      <style:text-properties style:font-name="arial" officeooo:rsid="002fc45b"/>
    </style:style>
    <style:style style:name="T34" style:family="text">
      <style:text-properties style:font-name="arial" officeooo:rsid="0030e30f"/>
    </style:style>
    <style:style style:name="T35" style:family="text">
      <style:text-properties style:font-name="arial" officeooo:rsid="003259c3"/>
    </style:style>
    <style:style style:name="T36" style:family="text">
      <style:text-properties style:font-name="arial" officeooo:rsid="003279b6"/>
    </style:style>
    <style:style style:name="T37" style:family="text">
      <style:text-properties style:font-name="arial" officeooo:rsid="0033be77"/>
    </style:style>
    <style:style style:name="T38" style:family="text">
      <style:text-properties style:font-name="arial" officeooo:rsid="0035aca5"/>
    </style:style>
    <style:style style:name="T39" style:family="text">
      <style:text-properties style:font-name="arial" officeooo:rsid="0035ccaf"/>
    </style:style>
    <style:style style:name="T40" style:family="text">
      <style:text-properties style:font-name="arial" officeooo:rsid="00367326"/>
    </style:style>
    <style:style style:name="T41" style:family="text">
      <style:text-properties style:font-name="arial" officeooo:rsid="0038691f"/>
    </style:style>
    <style:style style:name="T42" style:family="text">
      <style:text-properties style:font-name="Bitstream Vera Sans Mono" officeooo:rsid="0013c094"/>
    </style:style>
    <style:style style:name="T43" style:family="text">
      <style:text-properties style:font-name="Bitstream Vera Sans Mono" officeooo:rsid="002495af"/>
    </style:style>
    <style:style style:name="T44" style:family="text">
      <style:text-properties style:font-name="Bitstream Vera Sans Mono" officeooo:rsid="00276c6b"/>
    </style:style>
    <style:style style:name="T45" style:family="text">
      <style:text-properties style:font-name="Bitstream Vera Sans Mono" officeooo:rsid="002e4c0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A</text:span><text:span text:style-name="T1">u début, il a fallu réfléchir sur la structure et le stockage du dictionnaire. </text:span><text:span text:style-name="T6">Les choix suivants ont été faits : les mots ne contiendront que des lettres minuscules (ainsi par exemple il n’y aura pas de chiffres). Un sujet peut avoir plusieurs mots pour </text:span><text:span text:style-name="T7">pouvoir</text:span><text:span text:style-name="T6"> ainsi </text:span><text:span text:style-name="T7">mettre </text:span><text:span text:style-name="T6">des articles et adjectifs. Néanmoins les verbes et adverbes ne seront composés que d’un seul mot. </text:span><text:span text:style-name="T7">Enfin l’adverbe est facultatif. </text:span><text:span text:style-name="T8">Concernant les fichiers, il s’agit de fichiers .txt où une ligne représente un mot (ou groupe de mots pour le sujet). </text:span><text:span text:style-name="T9">Un fichier .txt représente une fonction grammaticale. </text:span><text:span text:style-name="T10">Ainsi pour ouvrir le dictionnaire, nous lisons les fichiers ligne par ligne en ajoutant la ligne à la liste. </text:span><text:span text:style-name="T11">Il faut également préciser que nous utilisons la fonction </text:span><text:span text:style-name="T42">strip()</text:span><text:span text:style-name="T11"> pour enlever les caractères inutiles, notamment le saut de ligne. </text:span><text:span text:style-name="T12">Chaque lecture de fichier stockera son résultat dans une liste.</text:span></text:p>
      <text:p text:style-name="P2"><text:span text:style-name="T2">Il a fallu </text:span><text:span text:style-name="T5">ensuite</text:span><text:span text:style-name="T3"> vérifier quelle option l’utilisateur a choisie. </text:span><text:span text:style-name="T4">Pour cela un nombre a été choisi. Un nombre représente une action. Si l’utilisateur saisit autre chose qu’un nombre ou un nombre ne représentant aucune action, alors une erreur sera renvoyée. </text:span><text:span text:style-name="T10">Sinon nous effectuons l’action désirée.</text:span></text:p>
      <text:p text:style-name="P3"><text:span text:style-name="T1">La première action représente l’affichage du dictionnaire. </text:span><text:span text:style-name="T12">Il suffit simplement d’</text:span><text:span text:style-name="T13">afficher les listes lues </text:span><text:span text:style-name="T14">ou modifiées </text:span><text:span text:style-name="T13">auparavant.</text:span></text:p>
      <text:p text:style-name="P3"><text:span text:style-name="T15">L’option suivante est la génération de phrases. Ici nous avons déjà nos mots dans nos listes, il suffit donc de prendre un entier positif aléatoire ne dépassant pas le nombre d’éléments de la liste. </text:span><text:span text:style-name="T16">Comme dans beaucoup de langages, les indices des listes commencent à 0, l’entier aléatoire se trouvera donc entre 0 et le nombre d’éléments auquel on soustrait 1. </text:span><text:span text:style-name="T17">C’est au niveau de l’adverbe qu’il y a une précaution à prendre : en effet, celui-ci est facultatif. </text:span><text:span text:style-name="T18">Pour résoudre ce problème, nous avons décidé de générer un booléen aléatoire </text:span><text:span text:style-name="T19">et si celui-ci est vrai alors nous en sélectionnons un aléatoirement. Sinon, la phrase reste correcte mais sera sans adverbe.</text:span></text:p>
      <text:p text:style-name="P5"><text:span text:style-name="T19">E</text:span><text:span text:style-name="T1">nsuite, il a fallu implémenter la vérification de phrase. </text:span><text:span text:style-name="T32">Nous avons choisi de créer une fonction qui renvoie </text:span><text:span text:style-name="T45">False </text:span><text:span text:style-name="T32">dès qu’une erreur se produit (et donc renvoie </text:span><text:span text:style-name="T45">True</text:span><text:span text:style-name="T32"> à la fin de la fonction si aucune erreur n’apparaît). </text:span><text:span text:style-name="T21">Ici la phrase est en entier : autrement dit le sujet, verbe et adverbe ne sont pas stockés dans des variables. </text:span><text:span text:style-name="T23">Après vérifié si la phrase commence par une majuscule et se termine par un point (</text:span><text:span text:style-name="T24">ce </text:span><text:span text:style-name="T23">qui se fait aisément en regardant le début et la fin de la phrase), n</text:span><text:span text:style-name="T22">ous avons donc ici crée une nouvelle liste qui représente la phrase initiale mais où nous avons séparé chaque élément à </text:span><text:span text:style-name="T26">l’aide de la fonction </text:span><text:span text:style-name="T44">split()</text:span><text:span text:style-name="T22">, le séparateur étant l’espace </text:span><text:span text:style-name="T43">‘ ‘</text:span><text:span text:style-name="T22">. </text:span><text:span text:style-name="T25">Ainsi le dernier élément représente l’adverbe de la phrase. </text:span><text:span text:style-name="T27">Il suffit donc de regarder si cet élément se trouve dans le dictionnaire. Si oui, nous enlevons cet élément de notre phrase. </text:span><text:span text:style-name="T28">Si non, cela signifie que l’adverbe ne se trouve pas dans notre dictionnaire. </text:span><text:span text:style-name="T29">Puisque l’adverbe est facultatif, nous ne pouvons pas savoir si à ce stade la phrase est valide. </text:span><text:span text:style-name="T30">Donc nous n’enlevons pas le dernier élément de la </text:span><text:span text:style-name="T31">liste </text:span><text:span text:style-name="T33">et ne renvoyons pas </text:span><text:span text:style-name="T45">False</text:span><text:span text:style-name="T30">. </text:span><text:span text:style-name="T34">Nous passons ensuite au verbe. </text:span><text:span text:style-name="T35">Dans tous les cas ici le verbe représente à nouveau le dernier élément de notre liste</text:span><text:span text:style-name="T30">. </text:span><text:span text:style-name="T36">Nous procédons ainsi de façon similaire sauf que nous pouvons retourner </text:span><text:span text:style-name="T45">False</text:span><text:span text:style-name="T36"> si le mot ne se trouve pas dans la liste des verbes cette fois-ci. </text:span><text:span text:style-name="T37">Si le verbe s’y trouve bien, alors nous l’enlevons de la liste. Il ne reste plus que le sujet. </text:span><text:span text:style-name="T38">Le sujet est plus ardu puisqu’il peut être composé de plusieurs mots. </text:span><text:span text:style-name="T39">Nous avons ici décidé de fusionner les éléments restants de la liste en mettant des espaces ent</text:span><text:span text:style-name="T40">re. </text:span><text:span text:style-name="T41">Nous regardons ensuite si cet élément est bien dans la liste des sujets. Si oui, alors la phrase est correcte.</text:span></text:p>
      <text:p text:style-name="P4"><text:span text:style-name="T19">E</text:span><text:span text:style-name="T1">nfin il a fallu sauvegarder les fichiers. </text:span><text:span text:style-name="T20">Pour cela nous ouvrons simplement le fichier puis nous insérons un par un les éléments de la liste dans le fichier.</text:span></text:p>
      <text:p text:style-name="P2"><text:span text:style-name="T4"/></text:p>
      <text:p text:style-name="P2"><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tyle:font-family-generic="swiss"/>
    <style:font-face style:name="Bitstream Vera Sans Mono" svg:font-family="'Bitstream Vera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ja" style:country-asian="JP"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erif CJK SC" style:font-size-asian="10.5pt" style:language-asian="ja" style:country-asian="JP"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7T19:09:53.377227788</meta:creation-date>
    <dc:date>2022-04-07T21:19:15.836027741</dc:date>
    <meta:editing-duration>PT53M29S</meta:editing-duration>
    <meta:editing-cycles>46</meta:editing-cycles>
    <meta:generator>LibreOffice/6.4.7.2$Linux_X86_64 LibreOffice_project/40$Build-2</meta:generator>
    <meta:document-statistic meta:table-count="0" meta:image-count="0" meta:object-count="0" meta:page-count="1" meta:paragraph-count="6" meta:word-count="659" meta:character-count="3887" meta:non-whitespace-character-count="3234"/>
  </office:meta>
</office:document-meta>
</file>